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MR10" svg:font-family="CMR10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MR10" style:font-name-asian="CMR10" style:font-name-complex="CMR10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000000" style:vertical-align="middle" fo:wrap-option="wrap"/>
      <style:text-properties style:font-name="CMR10" style:font-name-asian="CMR10" style:font-name-complex="CMR10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CMR10" style:font-name-asian="CMR10" style:font-name-complex="CMR10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CMR10" style:font-name-asian="CMR10" style:font-name-complex="CMR10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CMR10" style:font-name-asian="CMR10" style:font-name-complex="CMR10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S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CS</text:p>
          </table:table-cell>
          <table:table-cell office:value-type="float" office:value="10010" table:style-name="ce3">
            <text:p>10010</text:p>
          </table:table-cell>
          <table:table-cell office:value-type="float" office:value="10050" table:style-name="ce4">
            <text:p>10050</text:p>
          </table:table-cell>
          <table:table-cell office:value-type="float" office:value="10090" table:style-name="ce4">
            <text:p>10090</text:p>
          </table:table-cell>
          <table:table-cell office:value-type="float" office:value="10120" table:style-name="ce4">
            <text:p>10120</text:p>
          </table:table-cell>
          <table:table-cell office:value-type="float" office:value="10130" table:style-name="ce4">
            <text:p>1013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CV</text:p>
          </table:table-cell>
          <table:table-cell office:value-type="float" office:value="8540" table:style-name="ce5">
            <text:p>8540</text:p>
          </table:table-cell>
          <table:table-cell office:value-type="float" office:value="8540" table:style-name="ce6">
            <text:p>8540</text:p>
          </table:table-cell>
          <table:table-cell office:value-type="float" office:value="8570" table:style-name="ce6">
            <text:p>8570</text:p>
          </table:table-cell>
          <table:table-cell office:value-type="float" office:value="8590" table:style-name="ce6">
            <text:p>8590</text:p>
          </table:table-cell>
          <table:table-cell office:value-type="float" office:value="8610" table:style-name="ce6">
            <text:p>86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LM</text:p>
          </table:table-cell>
          <table:table-cell office:value-type="float" office:value="9830" table:style-name="ce5">
            <text:p>9830</text:p>
          </table:table-cell>
          <table:table-cell office:value-type="float" office:value="9940" table:style-name="ce6">
            <text:p>9940</text:p>
          </table:table-cell>
          <table:table-cell office:value-type="float" office:value="9960" table:style-name="ce6">
            <text:p>9960</text:p>
          </table:table-cell>
          <table:table-cell office:value-type="float" office:value="9980" table:style-name="ce6">
            <text:p>9980</text:p>
          </table:table-cell>
          <table:table-cell office:value-type="float" office:value="9990" table:style-name="ce6">
            <text:p>9990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2" svg:x="0in" svg:y="0.13021in" svg:width="5.59722in" svg:height="3.432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MR10" svg:font-family="CMR10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ohammed</meta:initial-creator>
    <dc:creator>Mohammed</dc:creator>
    <meta:creation-date>2020-04-20T13:32:39Z</meta:creation-date>
    <dc:date>2021-07-23T16:17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7.1248031496063pt" svg:width="402.9997637795275pt" chart:style-name="Crt0">
        <chart:title svg:x="69.71606299212598pt" svg:y="0.0pt" chart:style-name="CT00">
          <text:p text:style-name="a0" text:class-names="" text:cond-style-name="">Measuring execution time for five different scenarios<text:s text:c="1"/>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xecution Time (ms)</text:p>
            </chart:title>
            <chart:grid chart:class="major" chart:style-name="GMa0"/>
          </chart:axis>
          <chart:axis chart:dimension="x" chart:name="primary-x" chart:style-name="Axs1">
            <chart:title svg:x="170.0797637795276pt" svg:y="225.3048031496063pt" chart:style-name="AT01">
              <text:p text:style-name="a2" text:class-names="" text:cond-style-name="">Scenarios (S)</text:p>
            </chart:title>
            <chart:categories table:cell-range-address="Sheet1.$B$1:.$F$1"/>
          </chart:axis>
          <chart:series chart:label-cell-address="Sheet1.$A$2" chart:values-cell-range-address="Sheet1.$B$2:.$F$2" chart:class="chart:line" chart:attached-axis="primary-y" chart:style-name="G0S0">
            <chart:data-point chart:repeated="5"/>
          </chart:series>
          <chart:series chart:label-cell-address="Sheet1.$A$3" chart:values-cell-range-address="Sheet1.$B$3:.$F$3" chart:class="chart:line" chart:attached-axis="primary-y" chart:style-name="G0S1">
            <chart:data-point chart:repeated="5"/>
          </chart:series>
          <chart:series chart:label-cell-address="Sheet1.$A$4" chart:values-cell-range-address="Sheet1.$B$4:.$F$4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